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1" style:master-page-name="MP0" style:family="paragraph">
      <style:paragraph-properties fo:break-before="page" fo:text-align="center" fo:background-color="#FFFFFF" style:page-number="1"/>
    </style:style>
    <style:style style:name="T2" style:parent-style-name="Policepardéfaut" style:family="text">
      <style:text-properties style:font-name="Inter" style:font-name-asian="Inter" style:font-name-complex="Inter"/>
    </style:style>
    <style:style style:name="T3" style:parent-style-name="Policepardéfaut" style:family="text">
      <style:text-properties style:font-name="Inter" style:font-name-asian="Inter" style:font-name-complex="Inter" fo:font-style="italic" style:font-style-asian="italic"/>
    </style:style>
    <style:style style:name="P4" style:parent-style-name="Standard" style:family="paragraph">
      <style:paragraph-properties fo:background-color="#FFFFFF"/>
      <style:text-properties style:font-name="Inter" style:font-name-asian="Inter" style:font-name-complex="Inter" fo:color="#222222"/>
    </style:style>
    <style:style style:name="P5" style:parent-style-name="Standard" style:family="paragraph">
      <style:paragraph-properties fo:background-color="#FFFFFF"/>
    </style:style>
    <style:style style:name="T6" style:parent-style-name="Policepardéfaut" style:family="text">
      <style:text-properties style:font-name="Inter" style:font-name-asian="Inter" style:font-name-complex="Inter" fo:color="#222222"/>
    </style:style>
    <style:style style:name="T7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8" style:parent-style-name="Standard" style:family="paragraph">
      <style:paragraph-properties fo:margin-left="0.4166in" fo:background-color="#FFFFFF">
        <style:tab-stops/>
      </style:paragraph-properties>
    </style:style>
    <style:style style:name="T9" style:parent-style-name="Policepardéfaut" style:family="text">
      <style:text-properties style:font-name="Inter" style:font-name-asian="Inter" style:font-name-complex="Inter" fo:color="#222222"/>
    </style:style>
    <style:style style:name="T10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11" style:parent-style-name="Standard" style:family="paragraph">
      <style:paragraph-properties fo:margin-left="0.8333in">
        <style:tab-stops/>
      </style:paragraph-properties>
    </style:style>
    <style:style style:name="T1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3" style:parent-style-name="Standard" style:family="paragraph">
      <style:paragraph-properties fo:margin-left="1.25in">
        <style:tab-stops/>
      </style:paragraph-properties>
    </style:style>
    <style:style style:name="T1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5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7" style:parent-style-name="Standard" style:family="paragraph">
      <style:paragraph-properties fo:margin-left="0.8333in">
        <style:tab-stops/>
      </style:paragraph-properties>
    </style:style>
    <style:style style:name="T1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9" style:parent-style-name="Standard" style:family="paragraph">
      <style:paragraph-properties fo:margin-left="1.25in">
        <style:tab-stops/>
      </style:paragraph-properties>
    </style:style>
    <style:style style:name="T2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21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2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23" style:parent-style-name="Standard" style:family="paragraph">
      <style:paragraph-properties fo:margin-left="0.8333in">
        <style:tab-stops/>
      </style:paragraph-properties>
    </style:style>
    <style:style style:name="T2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25" style:parent-style-name="Standard" style:family="paragraph">
      <style:paragraph-properties fo:margin-left="1.25in">
        <style:tab-stops/>
      </style:paragraph-properties>
    </style:style>
    <style:style style:name="T2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27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2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29" style:parent-style-name="Standard" style:family="paragraph">
      <style:paragraph-properties fo:margin-left="0.4166in" fo:background-color="#FFFFFF">
        <style:tab-stops/>
      </style:paragraph-properties>
    </style:style>
    <style:style style:name="T3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31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32" style:parent-style-name="Standard" style:family="paragraph">
      <style:paragraph-properties fo:margin-left="0.8333in">
        <style:tab-stops/>
      </style:paragraph-properties>
    </style:style>
    <style:style style:name="T33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34" style:parent-style-name="Standard" style:family="paragraph">
      <style:paragraph-properties fo:margin-left="1.25in">
        <style:tab-stops/>
      </style:paragraph-properties>
    </style:style>
    <style:style style:name="T35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36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37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38" style:parent-style-name="Standard" style:family="paragraph">
      <style:paragraph-properties fo:margin-left="0.8333in">
        <style:tab-stops/>
      </style:paragraph-properties>
    </style:style>
    <style:style style:name="T39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40" style:parent-style-name="Standard" style:family="paragraph">
      <style:paragraph-properties fo:margin-left="1.25in">
        <style:tab-stops/>
      </style:paragraph-properties>
    </style:style>
    <style:style style:name="T41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42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43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44" style:parent-style-name="Standard" style:family="paragraph">
      <style:paragraph-properties fo:margin-left="0.8333in">
        <style:tab-stops/>
      </style:paragraph-properties>
    </style:style>
    <style:style style:name="T45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46" style:parent-style-name="Standard" style:family="paragraph">
      <style:paragraph-properties fo:margin-left="1.25in">
        <style:tab-stops/>
      </style:paragraph-properties>
    </style:style>
    <style:style style:name="T47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48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49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50" style:parent-style-name="Standard" style:family="paragraph">
      <style:paragraph-properties fo:margin-left="0.4166in" fo:background-color="#FFFFFF">
        <style:tab-stops/>
      </style:paragraph-properties>
    </style:style>
    <style:style style:name="T51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52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53" style:parent-style-name="Standard" style:family="paragraph">
      <style:paragraph-properties fo:margin-left="0.8333in">
        <style:tab-stops/>
      </style:paragraph-properties>
    </style:style>
    <style:style style:name="T5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55" style:parent-style-name="Standard" style:family="paragraph">
      <style:paragraph-properties fo:margin-left="1.25in">
        <style:tab-stops/>
      </style:paragraph-properties>
    </style:style>
    <style:style style:name="T5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57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5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59" style:parent-style-name="Standard" style:family="paragraph">
      <style:paragraph-properties fo:margin-left="0.8333in">
        <style:tab-stops/>
      </style:paragraph-properties>
    </style:style>
    <style:style style:name="T6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61" style:parent-style-name="Standard" style:family="paragraph">
      <style:paragraph-properties fo:margin-left="1.25in">
        <style:tab-stops/>
      </style:paragraph-properties>
    </style:style>
    <style:style style:name="T6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63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6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65" style:parent-style-name="Standard" style:family="paragraph">
      <style:paragraph-properties fo:margin-left="0.8333in">
        <style:tab-stops/>
      </style:paragraph-properties>
    </style:style>
    <style:style style:name="T6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67" style:parent-style-name="Standard" style:family="paragraph">
      <style:paragraph-properties fo:margin-left="1.25in">
        <style:tab-stops/>
      </style:paragraph-properties>
    </style:style>
    <style:style style:name="T6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69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7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71" style:parent-style-name="Standard" style:family="paragraph">
      <style:paragraph-properties fo:margin-left="0.4166in" fo:background-color="#FFFFFF">
        <style:tab-stops/>
      </style:paragraph-properties>
    </style:style>
    <style:style style:name="T7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73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74" style:parent-style-name="Standard" style:family="paragraph">
      <style:paragraph-properties fo:margin-left="0.8333in">
        <style:tab-stops/>
      </style:paragraph-properties>
    </style:style>
    <style:style style:name="T75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76" style:parent-style-name="Standard" style:family="paragraph">
      <style:paragraph-properties fo:margin-left="1.25in">
        <style:tab-stops/>
      </style:paragraph-properties>
    </style:style>
    <style:style style:name="T77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78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79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80" style:parent-style-name="Standard" style:family="paragraph">
      <style:paragraph-properties fo:margin-left="0.8333in">
        <style:tab-stops/>
      </style:paragraph-properties>
    </style:style>
    <style:style style:name="T81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82" style:parent-style-name="Standard" style:family="paragraph">
      <style:paragraph-properties fo:margin-left="1.25in">
        <style:tab-stops/>
      </style:paragraph-properties>
    </style:style>
    <style:style style:name="T83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84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85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86" style:parent-style-name="Standard" style:family="paragraph">
      <style:paragraph-properties fo:margin-left="0.8333in">
        <style:tab-stops/>
      </style:paragraph-properties>
    </style:style>
    <style:style style:name="T87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88" style:parent-style-name="Standard" style:family="paragraph">
      <style:paragraph-properties fo:margin-left="1.25in">
        <style:tab-stops/>
      </style:paragraph-properties>
    </style:style>
    <style:style style:name="T89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90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91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92" style:parent-style-name="Standard" style:family="paragraph">
      <style:paragraph-properties fo:margin-left="0.4166in" fo:background-color="#FFFFFF">
        <style:tab-stops/>
      </style:paragraph-properties>
    </style:style>
    <style:style style:name="T93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94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95" style:parent-style-name="Standard" style:family="paragraph">
      <style:paragraph-properties fo:margin-left="0.8333in">
        <style:tab-stops/>
      </style:paragraph-properties>
    </style:style>
    <style:style style:name="T9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97" style:parent-style-name="Standard" style:family="paragraph">
      <style:paragraph-properties fo:margin-left="1.25in">
        <style:tab-stops/>
      </style:paragraph-properties>
    </style:style>
    <style:style style:name="T9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99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0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01" style:parent-style-name="Standard" style:family="paragraph">
      <style:paragraph-properties fo:margin-left="0.8333in">
        <style:tab-stops/>
      </style:paragraph-properties>
    </style:style>
    <style:style style:name="T10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03" style:parent-style-name="Standard" style:family="paragraph">
      <style:paragraph-properties fo:margin-left="1.25in">
        <style:tab-stops/>
      </style:paragraph-properties>
    </style:style>
    <style:style style:name="T10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05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0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07" style:parent-style-name="Standard" style:family="paragraph">
      <style:paragraph-properties fo:margin-left="0.8333in">
        <style:tab-stops/>
      </style:paragraph-properties>
    </style:style>
    <style:style style:name="T10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09" style:parent-style-name="Standard" style:family="paragraph">
      <style:paragraph-properties fo:margin-left="1.25in">
        <style:tab-stops/>
      </style:paragraph-properties>
    </style:style>
    <style:style style:name="T11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11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1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13" style:parent-style-name="Standard" style:family="paragraph">
      <style:paragraph-properties fo:margin-left="0.4166in" fo:background-color="#FFFFFF">
        <style:tab-stops/>
      </style:paragraph-properties>
    </style:style>
    <style:style style:name="T11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15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116" style:parent-style-name="Standard" style:family="paragraph">
      <style:paragraph-properties fo:margin-left="0.8333in">
        <style:tab-stops/>
      </style:paragraph-properties>
    </style:style>
    <style:style style:name="T117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18" style:parent-style-name="Standard" style:family="paragraph">
      <style:paragraph-properties fo:margin-left="1.25in">
        <style:tab-stops/>
      </style:paragraph-properties>
    </style:style>
    <style:style style:name="T119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20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21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22" style:parent-style-name="Standard" style:family="paragraph">
      <style:paragraph-properties fo:margin-left="0.8333in">
        <style:tab-stops/>
      </style:paragraph-properties>
    </style:style>
    <style:style style:name="T123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24" style:parent-style-name="Standard" style:family="paragraph">
      <style:paragraph-properties fo:margin-left="1.25in">
        <style:tab-stops/>
      </style:paragraph-properties>
    </style:style>
    <style:style style:name="T125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26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27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28" style:parent-style-name="Standard" style:family="paragraph">
      <style:paragraph-properties fo:margin-left="0.8333in">
        <style:tab-stops/>
      </style:paragraph-properties>
    </style:style>
    <style:style style:name="T129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30" style:parent-style-name="Standard" style:family="paragraph">
      <style:paragraph-properties fo:margin-left="1.25in">
        <style:tab-stops/>
      </style:paragraph-properties>
    </style:style>
    <style:style style:name="T131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32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33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34" style:parent-style-name="Standard" style:family="paragraph">
      <style:paragraph-properties fo:margin-left="0.4166in" fo:background-color="#FFFFFF">
        <style:tab-stops/>
      </style:paragraph-properties>
    </style:style>
    <style:style style:name="T135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36" style:parent-style-name="Policepardéfaut" style:family="text">
      <style:text-properties style:font-name="Inter" style:font-name-asian="Inter" style:font-name-complex="Inter" fo:font-style="italic" style:font-style-asian="italic" fo:color="#222222"/>
    </style:style>
    <style:style style:name="P137" style:parent-style-name="Standard" style:family="paragraph">
      <style:paragraph-properties fo:margin-left="0.8333in">
        <style:tab-stops/>
      </style:paragraph-properties>
    </style:style>
    <style:style style:name="T13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39" style:parent-style-name="Standard" style:family="paragraph">
      <style:paragraph-properties fo:margin-left="1.25in">
        <style:tab-stops/>
      </style:paragraph-properties>
    </style:style>
    <style:style style:name="T14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41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4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43" style:parent-style-name="Standard" style:family="paragraph">
      <style:paragraph-properties fo:margin-left="0.8333in">
        <style:tab-stops/>
      </style:paragraph-properties>
    </style:style>
    <style:style style:name="T14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45" style:parent-style-name="Standard" style:family="paragraph">
      <style:paragraph-properties fo:margin-left="1.25in">
        <style:tab-stops/>
      </style:paragraph-properties>
    </style:style>
    <style:style style:name="T146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47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48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49" style:parent-style-name="Standard" style:family="paragraph">
      <style:paragraph-properties fo:margin-left="0.8333in">
        <style:tab-stops/>
      </style:paragraph-properties>
    </style:style>
    <style:style style:name="T150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51" style:parent-style-name="Standard" style:family="paragraph">
      <style:paragraph-properties fo:margin-left="1.25in">
        <style:tab-stops/>
      </style:paragraph-properties>
    </style:style>
    <style:style style:name="T152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T153" style:parent-style-name="Policepardéfaut" style:family="text">
      <style:text-properties style:font-name="Inter" style:font-name-asian="Inter" style:font-name-complex="Inter" fo:font-style="italic" style:font-style-asian="italic" fo:color="#222222" fo:background-color="#FFFFFF"/>
    </style:style>
    <style:style style:name="T154" style:parent-style-name="Policepardéfaut" style:family="text">
      <style:text-properties style:font-name="Inter" style:font-name-asian="Inter" style:font-name-complex="Inter" fo:color="#222222" fo:background-color="#FFFFFF"/>
    </style:style>
    <style:style style:name="P155" style:parent-style-name="Standard" style:family="paragraph">
      <style:paragraph-properties fo:margin-left="1.25in">
        <style:tab-stops/>
      </style:paragraph-properties>
    </style:style>
    <style:style style:name="P156" style:parent-style-name="Standard" style:family="paragraph">
      <style:paragraph-properties fo:margin-left="1.25in">
        <style:tab-stops/>
      </style:paragraph-properties>
    </style:style>
    <style:style style:name="P157" style:parent-style-name="Standard" style:family="paragraph">
      <style:paragraph-properties fo:margin-left="1.25in">
        <style:tab-stops/>
      </style:paragraph-properties>
    </style:style>
    <style:style style:name="P158" style:parent-style-name="Standard" style:family="paragraph">
      <style:paragraph-properties fo:margin-left="0.4166in">
        <style:tab-stops/>
      </style:paragraph-properties>
    </style:style>
    <style:style style:name="P159" style:parent-style-name="Standard" style:family="paragraph">
      <style:paragraph-properties fo:background-color="#FFFFFF"/>
    </style:style>
    <style:style style:name="T160" style:parent-style-name="Policepardéfaut" style:family="text">
      <style:text-properties style:font-name="Inter" style:font-name-asian="Inter" style:font-name-complex="Inter" fo:color="#222222"/>
    </style:style>
  </office:automatic-styles>
  <office:body>
    <office:text text:use-soft-page-breaks="true">
      <text:h text:style-name="P1" text:outline-level="1"><text:bookmark-start text:name="_c6ys054n1aw8"/><text:bookmark-end text:name="_c6ys054n1aw8"/><text:span text:style-name="T2">Protocoles de test</text:span></text:h>
      <text:p text:style-name="Standard"><text:span text:style-name="T3">Utilisez le template ci-dessous pour remplir le document – remplacez les mots en italique.</text:span></text:p>
      <text:p text:style-name="P4"/>
      <text:p text:style-name="P5"><text:span text:style-name="T6">Objectif Test :<text:s/></text:span><text:span text:style-name="T7">La spécification des notes de Louis que je teste</text:span></text:p>
      <text:p text:style-name="P8"><text:span text:style-name="T9">Test 1 :<text:s/></text:span><text:span text:style-name="T10">Cas de spécification</text:span></text:p>
      <text:p text:style-name="P11"><text:span text:style-name="T12">Étape 1 (Arrange) :</text:span></text:p>
      <text:p text:style-name="P13"><text:span text:style-name="T14">(</text:span><text:span text:style-name="T15">Que faut-il faire pour préparer le test</text:span><text:span text:style-name="T16">)</text:span></text:p>
      <text:p text:style-name="P17"><text:span text:style-name="T18">Étape 2 (Act) :</text:span></text:p>
      <text:p text:style-name="P19"><text:span text:style-name="T20">(</text:span><text:span text:style-name="T21">Qu'est-ce que je fais pour lancer le test</text:span><text:span text:style-name="T22">)</text:span></text:p>
      <text:p text:style-name="P23"><text:span text:style-name="T24">Étape 3 (Assert) : Vérification</text:span></text:p>
      <text:p text:style-name="P25"><text:span text:style-name="T26">(</text:span><text:span text:style-name="T27">Quel comportement j'observe pour valider ou non le test</text:span><text:span text:style-name="T28">)</text:span></text:p>
      <text:p text:style-name="P29"><text:span text:style-name="T30">Test 2 :<text:s/></text:span><text:span text:style-name="T31">Cas de spécification</text:span></text:p>
      <text:p text:style-name="P32"><text:span text:style-name="T33">Étape 1 (Arrange) :</text:span></text:p>
      <text:p text:style-name="P34"><text:span text:style-name="T35">(</text:span><text:span text:style-name="T36">Que faut-il faire pour préparer le test</text:span><text:span text:style-name="T37">)</text:span></text:p>
      <text:p text:style-name="P38"><text:span text:style-name="T39">Étape 2 (Act) :</text:span></text:p>
      <text:p text:style-name="P40"><text:span text:style-name="T41">(</text:span><text:span text:style-name="T42">Qu'est-ce que je fais pour lancer le test</text:span><text:span text:style-name="T43">)</text:span></text:p>
      <text:p text:style-name="P44"><text:span text:style-name="T45">Étape 3 (Assert) : Vérification</text:span></text:p>
      <text:p text:style-name="P46"><text:span text:style-name="T47">(</text:span><text:span text:style-name="T48">Quel comportement j'observe pour valider ou non le test</text:span><text:span text:style-name="T49">)</text:span></text:p>
      <text:p text:style-name="P50"><text:span text:style-name="T51">Test 3 :<text:s/></text:span><text:span text:style-name="T52">Cas de spécification</text:span></text:p>
      <text:p text:style-name="P53"><text:span text:style-name="T54">Étape 1 (Arrange) :</text:span></text:p>
      <text:p text:style-name="P55"><text:span text:style-name="T56">(</text:span><text:span text:style-name="T57">Que faut-il faire pour préparer le test</text:span><text:span text:style-name="T58">)</text:span></text:p>
      <text:p text:style-name="P59"><text:span text:style-name="T60">Étape 2 (Act) :</text:span></text:p>
      <text:p text:style-name="P61"><text:span text:style-name="T62">(</text:span><text:span text:style-name="T63">Qu'est-ce que je fais pour lancer le test</text:span><text:span text:style-name="T64">)</text:span></text:p>
      <text:p text:style-name="P65"><text:span text:style-name="T66">Étape 3 (Assert) : Vérification</text:span></text:p>
      <text:p text:style-name="P67"><text:span text:style-name="T68">(</text:span><text:span text:style-name="T69">Quel comportement j'observe pour valider ou non le test</text:span><text:span text:style-name="T70">)</text:span></text:p>
      <text:p text:style-name="P71"><text:span text:style-name="T72">Test 4 :<text:s/></text:span><text:span text:style-name="T73">Cas de spécification</text:span></text:p>
      <text:p text:style-name="P74"><text:span text:style-name="T75">Étape 1 (Arrange) :</text:span></text:p>
      <text:p text:style-name="P76"><text:span text:style-name="T77">(</text:span><text:span text:style-name="T78">Que faut-il faire pour préparer le test</text:span><text:span text:style-name="T79">)</text:span></text:p>
      <text:p text:style-name="P80"><text:span text:style-name="T81">Étape 2 (Act) :</text:span></text:p>
      <text:p text:style-name="P82"><text:span text:style-name="T83">(</text:span><text:span text:style-name="T84">Qu'est-ce que je fais pour lancer le test</text:span><text:span text:style-name="T85">)</text:span></text:p>
      <text:p text:style-name="P86"><text:span text:style-name="T87">Étape 3 (Assert) : Vérification</text:span></text:p>
      <text:p text:style-name="P88"><text:span text:style-name="T89">(</text:span><text:span text:style-name="T90">Quel comportement j'observe pour valider ou non le test</text:span><text:span text:style-name="T91">)</text:span></text:p>
      <text:p text:style-name="P92"><text:span text:style-name="T93">Test 5 :<text:s/></text:span><text:span text:style-name="T94">Cas de spécification</text:span></text:p>
      <text:p text:style-name="P95"><text:span text:style-name="T96">Étape 1 (Arrange) :</text:span></text:p>
      <text:p text:style-name="P97"><text:span text:style-name="T98">(</text:span><text:span text:style-name="T99">Que faut-il faire pour préparer le test</text:span><text:span text:style-name="T100">)</text:span></text:p>
      <text:p text:style-name="P101"><text:span text:style-name="T102">Étape 2 (Act) :</text:span></text:p>
      <text:p text:style-name="P103"><text:span text:style-name="T104">(</text:span><text:span text:style-name="T105">Qu'est-ce que je fais pour lancer le test</text:span><text:span text:style-name="T106">)</text:span></text:p>
      <text:p text:style-name="P107"><text:span text:style-name="T108">Étape 3 (Assert) : Vérification</text:span></text:p>
      <text:p text:style-name="P109"><text:span text:style-name="T110">(</text:span><text:span text:style-name="T111">Quel comportement j'observe pour valider ou non le test</text:span><text:span text:style-name="T112">)</text:span></text:p>
      <text:p text:style-name="P113"><text:span text:style-name="T114">Test 6 :<text:s/></text:span><text:span text:style-name="T115">Cas de spécification</text:span></text:p>
      <text:p text:style-name="P116"><text:span text:style-name="T117">Étape 1 (Arrange) :</text:span></text:p>
      <text:p text:style-name="P118"><text:span text:style-name="T119">(</text:span><text:span text:style-name="T120">Que faut-il faire pour préparer le test</text:span><text:span text:style-name="T121">)</text:span></text:p>
      <text:p text:style-name="P122"><text:span text:style-name="T123">Étape 2 (Act) :</text:span></text:p>
      <text:soft-page-break/>
      <text:p text:style-name="P124"><text:span text:style-name="T125">(</text:span><text:span text:style-name="T126">Qu'est-ce que je fais pour lancer le test</text:span><text:span text:style-name="T127">)</text:span></text:p>
      <text:p text:style-name="P128"><text:span text:style-name="T129">Étape 3 (Assert) : Vérification</text:span></text:p>
      <text:p text:style-name="P130"><text:span text:style-name="T131">(</text:span><text:span text:style-name="T132">Quel comportement j'observe pour valider ou non le test</text:span><text:span text:style-name="T133">)</text:span></text:p>
      <text:p text:style-name="P134"><text:span text:style-name="T135">Test 7 :<text:s/></text:span><text:span text:style-name="T136">Cas de spécification</text:span></text:p>
      <text:p text:style-name="P137"><text:span text:style-name="T138">Étape 1 (Arrange) :</text:span></text:p>
      <text:p text:style-name="P139"><text:span text:style-name="T140">(</text:span><text:span text:style-name="T141">Que faut-il faire pour préparer le test</text:span><text:span text:style-name="T142">)</text:span></text:p>
      <text:p text:style-name="P143"><text:span text:style-name="T144">Étape 2 (Act) :</text:span></text:p>
      <text:p text:style-name="P145"><text:span text:style-name="T146">(</text:span><text:span text:style-name="T147">Qu'est-ce que je fais pour lancer le test</text:span><text:span text:style-name="T148">)</text:span></text:p>
      <text:p text:style-name="P149"><text:span text:style-name="T150">Étape 3 (Assert) : Vérification</text:span></text:p>
      <text:p text:style-name="P151"><text:span text:style-name="T152">(</text:span><text:span text:style-name="T153">Quel comportement j'observe pour valider ou non le test</text:span><text:span text:style-name="T154">)</text:span></text:p>
      <text:p text:style-name="P155"/>
      <text:p text:style-name="Standard"/>
      <text:p text:style-name="P156"/>
      <text:p text:style-name="P157"/>
      <text:p text:style-name="Standard"/>
      <text:p text:style-name="P158"/>
      <text:p text:style-name="P159"><text:span text:style-name="T160">Objectif Test : …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Inter" svg:font-family="Inte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ASKRI Idriss (Normandie)</dc:creator>
    <meta:creation-date>2025-04-15T13:24:00Z</meta:creation-date>
    <dc:date>2025-04-15T13:29:00Z</dc:date>
    <meta:template xlink:href="Normal" xlink:type="simple"/>
    <meta:editing-cycles>3</meta:editing-cycles>
    <meta:editing-duration>PT300S</meta:editing-duration>
    <meta:document-statistic meta:page-count="2" meta:paragraph-count="3" meta:word-count="291" meta:character-count="1891" meta:row-count="13" meta:non-whitespace-character-count="1603"/>
  </office:meta>
</office:document-meta>
</file>